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81630" officeooo:paragraph-rsid="00181630"/>
    </style:style>
    <style:style style:name="P2" style:family="paragraph" style:parent-style-name="Standard">
      <style:text-properties officeooo:rsid="00191f22" officeooo:paragraph-rsid="00191f22"/>
    </style:style>
    <style:style style:name="P3" style:family="paragraph" style:parent-style-name="Standard">
      <style:text-properties officeooo:rsid="001a805a" officeooo:paragraph-rsid="001a805a"/>
    </style:style>
    <style:style style:name="P4" style:family="paragraph" style:parent-style-name="Standard">
      <style:text-properties officeooo:rsid="0021cd07" officeooo:paragraph-rsid="0021cd07"/>
    </style:style>
    <style:style style:name="P5" style:family="paragraph" style:parent-style-name="Standard">
      <style:text-properties officeooo:rsid="00191f22" officeooo:paragraph-rsid="00191f22"/>
    </style:style>
    <style:style style:name="P6" style:family="paragraph" style:parent-style-name="Standard">
      <style:text-properties officeooo:rsid="0028b661" officeooo:paragraph-rsid="0028b661"/>
    </style:style>
    <style:style style:name="P7" style:family="paragraph" style:parent-style-name="Standard">
      <style:text-properties fo:font-style="italic" officeooo:rsid="0028b661" officeooo:paragraph-rsid="0028b661" style:font-style-asian="italic" style:font-style-complex="italic"/>
    </style:style>
    <style:style style:name="P8" style:family="paragraph" style:parent-style-name="Standard">
      <style:text-properties officeooo:rsid="002af3f7" officeooo:paragraph-rsid="002af3f7"/>
    </style:style>
    <style:style style:name="P9" style:family="paragraph" style:parent-style-name="Standard">
      <style:text-properties officeooo:rsid="0021cd07" officeooo:paragraph-rsid="001a805a"/>
    </style:style>
    <style:style style:name="P10" style:family="paragraph" style:parent-style-name="Preformatted_20_Text">
      <style:paragraph-properties fo:margin-left="0in" fo:margin-right="0in" fo:margin-top="0in" fo:margin-bottom="0in" loext:contextual-spacing="false" fo:text-indent="0in" style:auto-text-indent="false" fo:padding="0in" fo:border="none"/>
      <style:text-properties officeooo:rsid="002cfd94" officeooo:paragraph-rsid="002605bc"/>
    </style:style>
    <style:style style:name="P11" style:family="paragraph" style:parent-style-name="Preformatted_20_Text">
      <style:paragraph-properties fo:margin-left="0in" fo:margin-right="0in" fo:margin-top="0in" fo:margin-bottom="0in" loext:contextual-spacing="false" fo:text-indent="0in" style:auto-text-indent="false" fo:padding="0in" fo:border="none"/>
      <style:text-properties fo:font-weight="bold" officeooo:rsid="002cfd94" officeooo:paragraph-rsid="002605bc" style:font-weight-asian="bold" style:font-weight-complex="bold"/>
    </style:style>
    <style:style style:name="T1" style:family="text">
      <style:text-properties fo:background-color="#ffff00" loext:char-shading-value="0"/>
    </style:style>
    <style:style style:name="T2" style:family="text">
      <style:text-properties fo:background-color="#ffff00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2"/>
      <text:p text:style-name="P11">interval &gt; 186 <text:s text:c="3"/>|| number 35</text:p>
      <text:p text:style-name="P10"/>
      <text:p text:style-name="P2">Feature scanner:</text:p>
      <text:p text:style-name="P2"/>
      <text:p text:style-name="P7">epsilon = 0.1, cost = 1, gamma = 1</text:p>
      <text:p text:style-name="P6"/>
      <text:p text:style-name="P1">[{"feature":"P8_u, P8th, P500, P_th","sd.ytest":101.8271,"mean.ytest":320.91,"sd.y.predict.test":48.9416,"mean.y.predict.test":302.9016,"sd.ytrain":110.881,"mean.ytrain":301.2742,"sd.y.predict.train":78.3718,"mean.y.predict.train":289.1259,"<text:span text:style-name="T1">rmse.test</text:span>":65.6046,"<text:span text:style-name="T1">rmse.train</text:span>":48.806}]</text:p>
      <text:p text:style-name="P1"/>
      <text:p text:style-name="P1"/>
      <text:p text:style-name="P3">Parameter scanner:</text:p>
      <text:p text:style-name="P9"/>
      <text:p text:style-name="P8">[{"feature":"P8_u, P8th, P500, P_th","<text:span text:style-name="T2">ep_i</text:span>":0.01,"<text:span text:style-name="T2">c_i</text:span>":2,"<text:span text:style-name="T2">g_i</text:span>":0.93,"<text:span text:style-name="T2">rmse.test</text:span>":51.8583,"<text:span text:style-name="T2">rmse.train</text:span>":33.2615,"sd.ytest":101.8271,"sd.y.predict.test":77.4529,"mean.ytest":320.91,"mean.y.predict.test":320.1809,"sd.ytrain":110.881,"sd.y.predict.train":101.0072,"mean.ytrain":301.2742,"mean.y.predict.train":294.4553}]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5T07:44:39.283348026</meta:creation-date>
    <meta:generator>LibreOffice/5.1.6.2$Linux_X86_64 LibreOffice_project/10m0$Build-2</meta:generator>
    <dc:date>2017-05-26T07:11:46.178345132</dc:date>
    <meta:editing-duration>PT49M19S</meta:editing-duration>
    <meta:editing-cycles>16</meta:editing-cycles>
    <meta:document-statistic meta:table-count="0" meta:image-count="0" meta:object-count="0" meta:page-count="1" meta:paragraph-count="6" meta:word-count="27" meta:character-count="693" meta:non-whitespace-character-count="669"/>
  </office:meta>
</office:document-meta>
</file>